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>
        <office:forms form:automatic-focus="false" form:apply-design-mode="false"/>
        <table:shapes>
          <draw:frame draw:z-index="0" draw:style-name="gr1" draw:text-style-name="P1" svg:width="35.296cm" svg:height="16.814cm" svg:x="8.452cm" svg:y="0.106cm">
            <draw:object draw:notify-on-update-of-ranges="Arkusz1.C1:Arkusz1.C40 Arkusz1.D1:Arkusz1.D40 Arkusz1.E1:Arkusz1.E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COUNTIF([.B1:.B1000];&quot;=0&quot;)" office:value-type="float" office:value="0" calcext:value-type="float">
            <text:p>0</text:p>
          </table:table-cell>
          <table:table-cell table:formula="of:=BINOM.DIST.RANGE(40;0.5;[.C1];[.C1])*1000" office:value-type="float" office:value="0.000000000909494701772928" calcext:value-type="float">
            <text:p>9,09494701772928E-0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2" table:formula="of:=COUNTIF([.B1:.B1000];&quot;=1&quot;)" office:value-type="float" office:value="0" calcext:value-type="float">
            <text:p>0</text:p>
          </table:table-cell>
          <table:table-cell table:formula="of:=BINOM.DIST.RANGE(40;0.5;[.C2];[.C2])*1000" office:value-type="float" office:value="0.0000000363797880709171" calcext:value-type="float">
            <text:p>3,63797880709171E-0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COUNTIF([.B1:.B1000];&quot;=2&quot;)" office:value-type="float" office:value="0" calcext:value-type="float">
            <text:p>0</text:p>
          </table:table-cell>
          <table:table-cell table:formula="of:=BINOM.DIST.RANGE(40;0.5;[.C3];[.C3])*1000" office:value-type="float" office:value="0.000000709405867382884" calcext:value-type="float">
            <text:p>7,09405867382884E-007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table:formula="of:=COUNTIF([.B4:.B1003];&quot;=3&quot;)" office:value-type="float" office:value="0" calcext:value-type="float">
            <text:p>0</text:p>
          </table:table-cell>
          <table:table-cell table:formula="of:=BINOM.DIST.RANGE(40;0.5;[.C4];[.C4])*1000" office:value-type="float" office:value="0.00000898580765351653" calcext:value-type="float">
            <text:p>8,98580765351653E-0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2" table:formula="of:=COUNTIF([.B4:.B1003];&quot;=4&quot;)" office:value-type="float" office:value="0" calcext:value-type="float">
            <text:p>0</text:p>
          </table:table-cell>
          <table:table-cell table:formula="of:=BINOM.DIST.RANGE(40;0.5;[.C5];[.C5])*1000" office:value-type="float" office:value="0.0000831187207950279" calcext:value-type="float">
            <text:p>8,31187207950279E-00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COUNTIF([.B4:.B1003];&quot;=5&quot;)" office:value-type="float" office:value="0" calcext:value-type="float">
            <text:p>0</text:p>
          </table:table-cell>
          <table:table-cell table:formula="of:=BINOM.DIST.RANGE(40;0.5;[.C6];[.C6])*1000" office:value-type="float" office:value="0.000598454789724201" calcext:value-type="float">
            <text:p>0,0005984548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style-name="ce2" table:formula="of:=COUNTIF([.B7:.B1006];&quot;=6&quot;)" office:value-type="float" office:value="0" calcext:value-type="float">
            <text:p>0</text:p>
          </table:table-cell>
          <table:table-cell table:formula="of:=BINOM.DIST.RANGE(40;0.5;[.C7];[.C7])*1000" office:value-type="float" office:value="0.00349098627339117" calcext:value-type="float">
            <text:p>0,003490986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2" table:formula="of:=COUNTIF([.B7:.B1006];&quot;=7&quot;)" office:value-type="float" office:value="0" calcext:value-type="float">
            <text:p>0</text:p>
          </table:table-cell>
          <table:table-cell table:formula="of:=BINOM.DIST.RANGE(40;0.5;[.C8];[.C8])*1000" office:value-type="float" office:value="0.0169562190421857" calcext:value-type="float">
            <text:p>0,01695621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COUNTIF([.B7:.B1006];&quot;=8&quot;)" office:value-type="float" office:value="0" calcext:value-type="float">
            <text:p>0</text:p>
          </table:table-cell>
          <table:table-cell table:formula="of:=BINOM.DIST.RANGE(40;0.5;[.C9];[.C9])*1000" office:value-type="float" office:value="0.069944403549016" calcext:value-type="float">
            <text:p>0,069944403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style-name="ce2" table:formula="of:=COUNTIF([.B10:.B1009];&quot;=9&quot;)" office:value-type="float" office:value="0" calcext:value-type="float">
            <text:p>0</text:p>
          </table:table-cell>
          <table:table-cell table:formula="of:=BINOM.DIST.RANGE(40;0.5;[.C10];[.C10])*1000" office:value-type="float" office:value="0.248691212618724" calcext:value-type="float">
            <text:p>0,248691212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style-name="ce2" table:formula="of:=COUNTIF([.B10:.B1009];&quot;=10C11&quot;)" office:value-type="float" office:value="0" calcext:value-type="float">
            <text:p>0</text:p>
          </table:table-cell>
          <table:table-cell table:formula="of:=BINOM.DIST.RANGE(40;0.5;[.C11];[.C11])*1000" office:value-type="float" office:value="0.770942759118043" calcext:value-type="float">
            <text:p>0,7709427591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COUNTIF([.B10:.B1009];&quot;=11&quot;)" office:value-type="float" office:value="3" calcext:value-type="float">
            <text:p>3</text:p>
          </table:table-cell>
          <table:table-cell table:formula="of:=BINOM.DIST.RANGE(40;0.5;[.C12];[.C12])*1000" office:value-type="float" office:value="2.10257116123103" calcext:value-type="float">
            <text:p>2,1025711612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2" table:formula="of:=COUNTIF([.B13:.B1012];&quot;=12&quot;)" office:value-type="float" office:value="8" calcext:value-type="float">
            <text:p>8</text:p>
          </table:table-cell>
          <table:table-cell table:formula="of:=BINOM.DIST.RANGE(40;0.5;[.C13];[.C13])*1000" office:value-type="float" office:value="5.08121363964165" calcext:value-type="float">
            <text:p>5,081213639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style-name="ce2" table:formula="of:=COUNTIF([.B13:.B1012];&quot;=13&quot;)" office:value-type="float" office:value="12" calcext:value-type="float">
            <text:p>12</text:p>
          </table:table-cell>
          <table:table-cell table:formula="of:=BINOM.DIST.RANGE(40;0.5;[.C14];[.C14])*1000" office:value-type="float" office:value="10.9441524546128" calcext:value-type="float">
            <text:p>10,944152454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COUNTIF([.B13:.B1012];&quot;=14&quot;)" office:value-type="float" office:value="27" calcext:value-type="float">
            <text:p>27</text:p>
          </table:table-cell>
          <table:table-cell table:formula="of:=BINOM.DIST.RANGE(40;0.5;[.C15];[.C15])*1000" office:value-type="float" office:value="21.1065797338961" calcext:value-type="float">
            <text:p>21,1065797339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style-name="ce2" table:formula="of:=COUNTIF([.B16:.B1015];&quot;=15&quot;)" office:value-type="float" office:value="37" calcext:value-type="float">
            <text:p>37</text:p>
          </table:table-cell>
          <table:table-cell table:formula="of:=BINOM.DIST.RANGE(40;0.5;[.C16];[.C16])*1000" office:value-type="float" office:value="36.5847382054199" calcext:value-type="float">
            <text:p>36,584738205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2" table:formula="of:=COUNTIF([.B16:.B1015];&quot;=16&quot;)" office:value-type="float" office:value="58" calcext:value-type="float">
            <text:p>58</text:p>
          </table:table-cell>
          <table:table-cell table:formula="of:=BINOM.DIST.RANGE(40;0.5;[.C17];[.C17])*1000" office:value-type="float" office:value="57.1636534459685" calcext:value-type="float">
            <text:p>57,16365344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UNTIF([.B16:.B1015];&quot;=17&quot;)" office:value-type="float" office:value="92" calcext:value-type="float">
            <text:p>92</text:p>
          </table:table-cell>
          <table:table-cell table:formula="of:=BINOM.DIST.RANGE(40;0.5;[.C18];[.C18])*1000" office:value-type="float" office:value="80.7016283943085" calcext:value-type="float">
            <text:p>80,701628394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style-name="ce2" table:formula="of:=COUNTIF([.B19:.B1018];&quot;=18&quot;)" office:value-type="float" office:value="97" calcext:value-type="float">
            <text:p>97</text:p>
          </table:table-cell>
          <table:table-cell table:formula="of:=BINOM.DIST.RANGE(40;0.5;[.C19];[.C19])*1000" office:value-type="float" office:value="103.118747392728" calcext:value-type="float">
            <text:p>103,118747392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2" table:formula="of:=COUNTIF([.B19:.B1018];&quot;=19&quot;)" office:value-type="float" office:value="127" calcext:value-type="float">
            <text:p>127</text:p>
          </table:table-cell>
          <table:table-cell table:formula="of:=BINOM.DIST.RANGE(40;0.5;[.C20];[.C20])*1000" office:value-type="float" office:value="119.40065487579" calcext:value-type="float">
            <text:p>119,400654875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COUNTIF([.B19:.B1018];&quot;=20&quot;)" office:value-type="float" office:value="119" calcext:value-type="float">
            <text:p>119</text:p>
          </table:table-cell>
          <table:table-cell table:formula="of:=BINOM.DIST.RANGE(40;0.5;[.C21];[.C21])*1000" office:value-type="float" office:value="125.370687619579" calcext:value-type="float">
            <text:p>125,370687619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" table:formula="of:=COUNTIF([.B22:.B1021];&quot;=21&quot;)" office:value-type="float" office:value="120" calcext:value-type="float">
            <text:p>120</text:p>
          </table:table-cell>
          <table:table-cell table:formula="of:=BINOM.DIST.RANGE(40;0.5;[.C22];[.C22])*1000" office:value-type="float" office:value="119.40065487579" calcext:value-type="float">
            <text:p>119,4006548758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style-name="ce2" table:formula="of:=COUNTIF([.B22:.B1021];&quot;=22&quot;)" office:value-type="float" office:value="85" calcext:value-type="float">
            <text:p>85</text:p>
          </table:table-cell>
          <table:table-cell table:formula="of:=BINOM.DIST.RANGE(40;0.5;[.C23];[.C23])*1000" office:value-type="float" office:value="103.118747392728" calcext:value-type="float">
            <text:p>103,1187473927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OUNTIF([.B22:.B1021];&quot;=23&quot;)" office:value-type="float" office:value="64" calcext:value-type="float">
            <text:p>64</text:p>
          </table:table-cell>
          <table:table-cell table:formula="of:=BINOM.DIST.RANGE(40;0.5;[.C24];[.C24])*1000" office:value-type="float" office:value="80.7016283943085" calcext:value-type="float">
            <text:p>80,7016283943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2" table:formula="of:=COUNTIF([.B25:.B1024];&quot;=24&quot;)" office:value-type="float" office:value="57" calcext:value-type="float">
            <text:p>57</text:p>
          </table:table-cell>
          <table:table-cell table:formula="of:=BINOM.DIST.RANGE(40;0.5;[.C25];[.C25])*1000" office:value-type="float" office:value="57.1636534459685" calcext:value-type="float">
            <text:p>57,16365344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2" table:formula="of:=COUNTIF([.B25:.B1024];&quot;=25&quot;)" office:value-type="float" office:value="48" calcext:value-type="float">
            <text:p>48</text:p>
          </table:table-cell>
          <table:table-cell table:formula="of:=BINOM.DIST.RANGE(40;0.5;[.C26];[.C26])*1000" office:value-type="float" office:value="36.5847382054199" calcext:value-type="float">
            <text:p>36,584738205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COUNTIF([.B25:.B1024];&quot;=26&quot;)" office:value-type="float" office:value="15" calcext:value-type="float">
            <text:p>15</text:p>
          </table:table-cell>
          <table:table-cell table:formula="of:=BINOM.DIST.RANGE(40;0.5;[.C27];[.C27])*1000" office:value-type="float" office:value="21.1065797338961" calcext:value-type="float">
            <text:p>21,1065797339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style-name="ce2" table:formula="of:=COUNTIF([.B28:.B1027];&quot;=27&quot;)" office:value-type="float" office:value="4" calcext:value-type="float">
            <text:p>4</text:p>
          </table:table-cell>
          <table:table-cell table:formula="of:=BINOM.DIST.RANGE(40;0.5;[.C28];[.C28])*1000" office:value-type="float" office:value="10.9441524546128" calcext:value-type="float">
            <text:p>10,944152454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table:style-name="ce2" table:formula="of:=COUNTIF([.B28:.B1027];&quot;=28&quot;)" office:value-type="float" office:value="5" calcext:value-type="float">
            <text:p>5</text:p>
          </table:table-cell>
          <table:table-cell table:formula="of:=BINOM.DIST.RANGE(40;0.5;[.C29];[.C29])*1000" office:value-type="float" office:value="5.08121363964165" calcext:value-type="float">
            <text:p>5,081213639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formula="of:=COUNTIF([.B28:.B1027];&quot;=29&quot;)" office:value-type="float" office:value="3" calcext:value-type="float">
            <text:p>3</text:p>
          </table:table-cell>
          <table:table-cell table:formula="of:=BINOM.DIST.RANGE(40;0.5;[.C30];[.C30])*1000" office:value-type="float" office:value="2.10257116123103" calcext:value-type="float">
            <text:p>2,102571161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2" table:formula="of:=COUNTIF([.B31:.B1030];&quot;=30&quot;)" office:value-type="float" office:value="0" calcext:value-type="float">
            <text:p>0</text:p>
          </table:table-cell>
          <table:table-cell table:formula="of:=BINOM.DIST.RANGE(40;0.5;[.C31];[.C31])*1000" office:value-type="float" office:value="0.770942759118043" calcext:value-type="float">
            <text:p>0,7709427591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style-name="ce2" table:formula="of:=COUNTIF([.B31:.B1030];&quot;=31&quot;)" office:value-type="float" office:value="0" calcext:value-type="float">
            <text:p>0</text:p>
          </table:table-cell>
          <table:table-cell table:formula="of:=BINOM.DIST.RANGE(40;0.5;[.C32];[.C32])*1000" office:value-type="float" office:value="0.248691212618723" calcext:value-type="float">
            <text:p>0,248691212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COUNTIF([.B31:.B1030];&quot;=32&quot;)" office:value-type="float" office:value="0" calcext:value-type="float">
            <text:p>0</text:p>
          </table:table-cell>
          <table:table-cell table:formula="of:=BINOM.DIST.RANGE(40;0.5;[.C33];[.C33])*1000" office:value-type="float" office:value="0.069944403549016" calcext:value-type="float">
            <text:p>0,069944403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2" table:formula="of:=COUNTIF([.B34:.B1033];&quot;=33&quot;)" office:value-type="float" office:value="0" calcext:value-type="float">
            <text:p>0</text:p>
          </table:table-cell>
          <table:table-cell table:formula="of:=BINOM.DIST.RANGE(40;0.5;[.C34];[.C34])*1000" office:value-type="float" office:value="0.0169562190421857" calcext:value-type="float">
            <text:p>0,016956219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style-name="ce2" table:formula="of:=COUNTIF([.B34:.B1033];&quot;=34&quot;)" office:value-type="float" office:value="0" calcext:value-type="float">
            <text:p>0</text:p>
          </table:table-cell>
          <table:table-cell table:formula="of:=BINOM.DIST.RANGE(40;0.5;[.C35];[.C35])*1000" office:value-type="float" office:value="0.00349098627339117" calcext:value-type="float">
            <text:p>0,0034909863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table:formula="of:=COUNTIF([.B34:.B1033];&quot;=35&quot;)" office:value-type="float" office:value="0" calcext:value-type="float">
            <text:p>0</text:p>
          </table:table-cell>
          <table:table-cell table:formula="of:=BINOM.DIST.RANGE(40;0.5;[.C36];[.C36])*1000" office:value-type="float" office:value="0.000598454789724201" calcext:value-type="float">
            <text:p>0,0005984548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style-name="ce2" table:formula="of:=COUNTIF([.B37:.B1036];&quot;=36&quot;)" office:value-type="float" office:value="0" calcext:value-type="float">
            <text:p>0</text:p>
          </table:table-cell>
          <table:table-cell table:formula="of:=BINOM.DIST.RANGE(40;0.5;[.C37];[.C37])*1000" office:value-type="float" office:value="0.0000831187207950279" calcext:value-type="float">
            <text:p>8,31187207950279E-005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2" table:formula="of:=COUNTIF([.B37:.B1036];&quot;=37&quot;)" office:value-type="float" office:value="0" calcext:value-type="float">
            <text:p>0</text:p>
          </table:table-cell>
          <table:table-cell table:formula="of:=BINOM.DIST.RANGE(40;0.5;[.C38];[.C38])*1000" office:value-type="float" office:value="0.00000898580765351653" calcext:value-type="float">
            <text:p>8,98580765351653E-0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COUNTIF([.B37:.B1036];&quot;=38&quot;)" office:value-type="float" office:value="0" calcext:value-type="float">
            <text:p>0</text:p>
          </table:table-cell>
          <table:table-cell table:formula="of:=BINOM.DIST.RANGE(40;0.5;[.C39];[.C39])*1000" office:value-type="float" office:value="0.000000709405867382884" calcext:value-type="float">
            <text:p>7,09405867382884E-007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style-name="ce2" table:formula="of:=COUNTIF([.B40:.B1039];&quot;=39&quot;)" office:value-type="float" office:value="0" calcext:value-type="float">
            <text:p>0</text:p>
          </table:table-cell>
          <table:table-cell table:formula="of:=BINOM.DIST.RANGE(40;0.5;[.C40];[.C40])*1000" office:value-type="float" office:value="0.0000000363797880709171" calcext:value-type="float">
            <text:p>3,63797880709171E-008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.00.0000</text:date>, <text:time style:data-style-name="N2" text:time-value="22:15:42.61117693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pl-PL</dc:language>
    <meta:editing-cycles>2</meta:editing-cycles>
    <meta:editing-duration>P0D</meta:editing-duration>
    <meta:generator>LibreOffice/4.2.8.2$Linux_X86_64 LibreOffice_project/420m0$Build-2</meta:generator>
    <dc:date>2015-10-30T22:16:31.933268404</dc:date>
    <meta:document-statistic meta:table-count="1" meta:cell-count="21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3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97cm" svg:height="16.815cm" xlink:href=".." xlink:type="simple" chart:class="chart:bar" chart:style-name="ch1">
        <chart:plot-area chart:style-name="ch2" table:cell-range-address="Arkusz1.C1:Arkusz1.E40" chart:data-source-has-labels="column" svg:x="0.705cm" svg:y="0.336cm" svg:width="33.887cm" svg:height="16.143cm">
          <chartooo:coordinate-region svg:x="1.512cm" svg:y="0.535cm" svg:width="33.08cm" svg:height="15.297cm"/>
          <chart:axis chart:dimension="x" chart:name="primary-x" chart:style-name="ch3" chartooo:axis-type="auto">
            <chartooo:date-scale/>
            <chart:categories table:cell-range-address="Arkusz1.C1:Arkusz1.C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D1:Arkusz1.D40" chart:class="chart:bar">
            <chart:data-point chart:repeated="40"/>
          </chart:series>
          <chart:series chart:style-name="ch7" chart:values-cell-range-address="Arkusz1.E1:Arkusz1.E40" chart:class="chart:line"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C1:Arkusz1.C40</svg:desc>
                </draw:g>
              </table:table-cell>
              <table:table-cell office:value-type="float" office:value="0">
                <text:p>0</text:p>
                <draw:g>
                  <svg:desc>Arkusz1.D1:Arkusz1.D40</svg:desc>
                </draw:g>
              </table:table-cell>
              <table:table-cell office:value-type="float" office:value="0.000000000909494701772928">
                <text:p>0.000000000909494701772928</text:p>
                <draw:g>
                  <svg:desc>Arkusz1.E1:Arkusz1.E4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0363797880709171">
                <text:p>0.000000036379788070917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0709405867382884">
                <text:p>0.00000070940586738288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0898580765351653">
                <text:p>0.0000089858076535165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0000831187207950279">
                <text:p>0.000083118720795027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0598454789724201">
                <text:p>0.0005984547897242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0349098627339117">
                <text:p>0.0034909862733911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169562190421857">
                <text:p>0.0169562190421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69944403549016">
                <text:p>0.0699444035490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248691212618724">
                <text:p>0.2486912126187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770942759118043">
                <text:p>0.77094275911804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.10257116123103">
                <text:p>2.102571161231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.08121363964165">
                <text:p>5.0812136396416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.9441524546128">
                <text:p>10.944152454612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1.1065797338961">
                <text:p>21.106579733896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7">
                <text:p>37</text:p>
              </table:table-cell>
              <table:table-cell office:value-type="float" office:value="36.5847382054199">
                <text:p>36.58473820541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57.1636534459685">
                <text:p>57.16365344596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2">
                <text:p>92</text:p>
              </table:table-cell>
              <table:table-cell office:value-type="float" office:value="80.7016283943085">
                <text:p>80.701628394308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97">
                <text:p>97</text:p>
              </table:table-cell>
              <table:table-cell office:value-type="float" office:value="103.118747392728">
                <text:p>103.1187473927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119.40065487579">
                <text:p>119.400654875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25.370687619579">
                <text:p>125.37068761957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19.40065487579">
                <text:p>119.4006548757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103.118747392728">
                <text:p>103.11874739272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80.7016283943085">
                <text:p>80.70162839430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57.1636534459685">
                <text:p>57.163653445968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36.5847382054199">
                <text:p>36.584738205419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1.1065797338961">
                <text:p>21.106579733896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.9441524546128">
                <text:p>10.944152454612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5.08121363964165">
                <text:p>5.0812136396416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.10257116123103">
                <text:p>2.102571161231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770942759118043">
                <text:p>0.77094275911804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248691212618723">
                <text:p>0.24869121261872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69944403549016">
                <text:p>0.06994440354901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169562190421857">
                <text:p>0.016956219042185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349098627339117">
                <text:p>0.003490986273391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598454789724201">
                <text:p>0.0005984547897242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831187207950279">
                <text:p>0.000083118720795027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898580765351653">
                <text:p>0.0000089858076535165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709405867382884">
                <text:p>0.00000070940586738288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0000000363797880709171">
                <text:p>0.00000003637978807091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